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39aec" officeooo:paragraph-rsid="00139aec"/>
    </style:style>
    <style:style style:name="P2" style:family="paragraph" style:parent-style-name="Standard">
      <style:text-properties officeooo:rsid="00171336" officeooo:paragraph-rsid="00171336"/>
    </style:style>
    <style:style style:name="P3" style:family="paragraph" style:parent-style-name="Standard">
      <style:text-properties officeooo:rsid="0017b33b" officeooo:paragraph-rsid="0017b33b"/>
    </style:style>
    <style:style style:name="P4" style:family="paragraph" style:parent-style-name="Standard">
      <style:text-properties officeooo:rsid="0017d293" officeooo:paragraph-rsid="0017d293"/>
    </style:style>
    <style:style style:name="P5" style:family="paragraph" style:parent-style-name="Standard">
      <style:text-properties officeooo:rsid="00194644" officeooo:paragraph-rsid="00194644"/>
    </style:style>
    <style:style style:name="P6" style:family="paragraph" style:parent-style-name="Standard">
      <style:text-properties officeooo:rsid="00194644" officeooo:paragraph-rsid="001a7bb9"/>
    </style:style>
    <style:style style:name="P7" style:family="paragraph" style:parent-style-name="Standard">
      <style:text-properties officeooo:rsid="001a7bb9" officeooo:paragraph-rsid="001a7bb9"/>
    </style:style>
    <style:style style:name="P8" style:family="paragraph" style:parent-style-name="Standard">
      <style:text-properties officeooo:rsid="001cf486" officeooo:paragraph-rsid="001e9af5"/>
    </style:style>
    <style:style style:name="P9" style:family="paragraph" style:parent-style-name="Standard">
      <style:text-properties officeooo:rsid="001f746c" officeooo:paragraph-rsid="001f746c"/>
    </style:style>
    <style:style style:name="P10" style:family="paragraph" style:parent-style-name="Standard">
      <style:text-properties officeooo:rsid="00216f7f" officeooo:paragraph-rsid="001f746c"/>
    </style:style>
    <style:style style:name="P11" style:family="paragraph" style:parent-style-name="Standard">
      <style:text-properties officeooo:rsid="00216f7f" officeooo:paragraph-rsid="00216f7f"/>
    </style:style>
    <style:style style:name="P12" style:family="paragraph" style:parent-style-name="Standard">
      <style:text-properties officeooo:rsid="002278a8" officeooo:paragraph-rsid="002278a8"/>
    </style:style>
    <style:style style:name="P13" style:family="paragraph" style:parent-style-name="Standard">
      <style:text-properties officeooo:rsid="00234b50" officeooo:paragraph-rsid="00234b50"/>
    </style:style>
    <style:style style:name="P14" style:family="paragraph" style:parent-style-name="Standard">
      <style:text-properties officeooo:rsid="0024ce24" officeooo:paragraph-rsid="0024ce24"/>
    </style:style>
    <style:style style:name="P15" style:family="paragraph" style:parent-style-name="Standard">
      <style:text-properties officeooo:rsid="0025afc2" officeooo:paragraph-rsid="0025afc2"/>
    </style:style>
    <style:style style:name="P16" style:family="paragraph" style:parent-style-name="Standard">
      <style:text-properties officeooo:rsid="0025b26f" officeooo:paragraph-rsid="0025b26f"/>
    </style:style>
    <style:style style:name="P17" style:family="paragraph" style:parent-style-name="Standard">
      <style:text-properties officeooo:rsid="001e9af5" officeooo:paragraph-rsid="001e9af5"/>
    </style:style>
    <style:style style:name="P18" style:family="paragraph" style:parent-style-name="Standard">
      <style:text-properties officeooo:rsid="0025b26f" officeooo:paragraph-rsid="0025b26f"/>
    </style:style>
    <style:style style:name="P19" style:family="paragraph" style:parent-style-name="Standard">
      <style:text-properties officeooo:rsid="002701a1" officeooo:paragraph-rsid="002701a1"/>
    </style:style>
    <style:style style:name="P20" style:family="paragraph" style:parent-style-name="Standard">
      <style:text-properties officeooo:rsid="0027b2b5" officeooo:paragraph-rsid="0027b2b5"/>
    </style:style>
    <style:style style:name="P21" style:family="paragraph" style:parent-style-name="Standard">
      <style:text-properties officeooo:rsid="00293781" officeooo:paragraph-rsid="00293781"/>
    </style:style>
    <style:style style:name="P22" style:family="paragraph" style:parent-style-name="Standard">
      <style:text-properties officeooo:rsid="00297c64" officeooo:paragraph-rsid="00297c64"/>
    </style:style>
    <style:style style:name="P23" style:family="paragraph" style:parent-style-name="Standard">
      <style:text-properties officeooo:rsid="002b004c" officeooo:paragraph-rsid="002b004c"/>
    </style:style>
    <style:style style:name="P24" style:family="paragraph" style:parent-style-name="Standard">
      <style:text-properties officeooo:rsid="002c0799" officeooo:paragraph-rsid="002c0799"/>
    </style:style>
    <style:style style:name="P25" style:family="paragraph" style:parent-style-name="Standard">
      <style:text-properties officeooo:rsid="002daf17" officeooo:paragraph-rsid="002daf17"/>
    </style:style>
    <style:style style:name="P26" style:family="paragraph" style:parent-style-name="Standard">
      <style:text-properties officeooo:rsid="002f5f84" officeooo:paragraph-rsid="002f5f84"/>
    </style:style>
    <style:style style:name="P27" style:family="paragraph" style:parent-style-name="Standard">
      <style:text-properties officeooo:rsid="002f5f84" officeooo:paragraph-rsid="00304998"/>
    </style:style>
    <style:style style:name="P28" style:family="paragraph" style:parent-style-name="Standard">
      <style:text-properties officeooo:rsid="002f6a7d" officeooo:paragraph-rsid="002f6a7d"/>
    </style:style>
    <style:style style:name="P29" style:family="paragraph" style:parent-style-name="Standard">
      <style:text-properties officeooo:rsid="00304998" officeooo:paragraph-rsid="00304998"/>
    </style:style>
    <style:style style:name="P30" style:family="paragraph" style:parent-style-name="Standard">
      <style:text-properties officeooo:rsid="00314d40" officeooo:paragraph-rsid="00314d40"/>
    </style:style>
    <style:style style:name="P31" style:family="paragraph" style:parent-style-name="Standard">
      <style:text-properties officeooo:rsid="00314d40" officeooo:paragraph-rsid="0031d16c"/>
    </style:style>
    <style:style style:name="P32" style:family="paragraph" style:parent-style-name="Standard">
      <style:text-properties officeooo:rsid="0031d16c" officeooo:paragraph-rsid="0031d16c"/>
    </style:style>
    <style:style style:name="P33" style:family="paragraph" style:parent-style-name="Standard">
      <style:text-properties officeooo:rsid="00327fc5" officeooo:paragraph-rsid="00327fc5"/>
    </style:style>
    <style:style style:name="P34" style:family="paragraph" style:parent-style-name="Standard">
      <style:text-properties officeooo:rsid="00355303" officeooo:paragraph-rsid="00355303"/>
    </style:style>
    <style:style style:name="P35" style:family="paragraph" style:parent-style-name="Standard">
      <style:text-properties officeooo:rsid="00364996" officeooo:paragraph-rsid="00364996"/>
    </style:style>
    <style:style style:name="P36" style:family="paragraph" style:parent-style-name="Standard">
      <style:text-properties officeooo:rsid="00364996" officeooo:paragraph-rsid="0037285e"/>
    </style:style>
    <style:style style:name="P37" style:family="paragraph" style:parent-style-name="Standard">
      <style:text-properties officeooo:rsid="00364996" officeooo:paragraph-rsid="0039db97"/>
    </style:style>
    <style:style style:name="P38" style:family="paragraph" style:parent-style-name="Standard">
      <style:text-properties officeooo:rsid="0037285e" officeooo:paragraph-rsid="0037285e"/>
    </style:style>
    <style:style style:name="P39" style:family="paragraph" style:parent-style-name="Standard">
      <style:text-properties officeooo:rsid="0039db97" officeooo:paragraph-rsid="0039db97"/>
    </style:style>
    <style:style style:name="P40" style:family="paragraph" style:parent-style-name="Standard">
      <style:text-properties officeooo:rsid="003b8479" officeooo:paragraph-rsid="003b8479"/>
    </style:style>
    <style:style style:name="P41" style:family="paragraph" style:parent-style-name="Standard">
      <style:text-properties officeooo:rsid="003c42ff" officeooo:paragraph-rsid="003c42ff"/>
    </style:style>
    <style:style style:name="P42" style:family="paragraph" style:parent-style-name="Standard">
      <style:text-properties officeooo:rsid="003ca76f" officeooo:paragraph-rsid="003ca76f"/>
    </style:style>
    <style:style style:name="P43" style:family="paragraph" style:parent-style-name="Standard">
      <style:text-properties officeooo:rsid="003cda90" officeooo:paragraph-rsid="003cda90"/>
    </style:style>
    <style:style style:name="P44" style:family="paragraph" style:parent-style-name="Standard">
      <style:text-properties officeooo:rsid="003cda90" officeooo:paragraph-rsid="003ff971"/>
    </style:style>
    <style:style style:name="P45" style:family="paragraph" style:parent-style-name="Standard">
      <style:text-properties officeooo:rsid="003ff971" officeooo:paragraph-rsid="003ff971"/>
    </style:style>
    <style:style style:name="P46" style:family="paragraph" style:parent-style-name="Standard">
      <style:text-properties officeooo:rsid="0041dc43" officeooo:paragraph-rsid="0041dc43"/>
    </style:style>
    <style:style style:name="T1" style:family="text">
      <style:text-properties officeooo:rsid="001535af"/>
    </style:style>
    <style:style style:name="T2" style:family="text">
      <style:text-properties officeooo:rsid="001a7bb9"/>
    </style:style>
    <style:style style:name="T3" style:family="text">
      <style:text-properties officeooo:rsid="001e9af5"/>
    </style:style>
    <style:style style:name="T4" style:family="text">
      <style:text-properties officeooo:rsid="001f1eea"/>
    </style:style>
    <style:style style:name="T5" style:family="text">
      <style:text-properties officeooo:rsid="001f746c"/>
    </style:style>
    <style:style style:name="T6" style:family="text">
      <style:text-properties officeooo:rsid="00216f7f"/>
    </style:style>
    <style:style style:name="T7" style:family="text">
      <style:text-properties officeooo:rsid="002423f0"/>
    </style:style>
    <style:style style:name="T8" style:family="text">
      <style:text-properties officeooo:rsid="002701a1"/>
    </style:style>
    <style:style style:name="T9" style:family="text">
      <style:text-properties officeooo:rsid="002728a7"/>
    </style:style>
    <style:style style:name="T10" style:family="text">
      <style:text-properties officeooo:rsid="0027b2b5"/>
    </style:style>
    <style:style style:name="T11" style:family="text">
      <style:text-properties officeooo:rsid="002b004c"/>
    </style:style>
    <style:style style:name="T12" style:family="text">
      <style:text-properties officeooo:rsid="002c8bca"/>
    </style:style>
    <style:style style:name="T13" style:family="text">
      <style:text-properties officeooo:rsid="002daf17"/>
    </style:style>
    <style:style style:name="T14" style:family="text">
      <style:text-properties officeooo:rsid="002f6a7d"/>
    </style:style>
    <style:style style:name="T15" style:family="text">
      <style:text-properties officeooo:rsid="00304998"/>
    </style:style>
    <style:style style:name="T16" style:family="text">
      <style:text-properties officeooo:rsid="00314d40"/>
    </style:style>
    <style:style style:name="T17" style:family="text">
      <style:text-properties officeooo:rsid="0031d16c"/>
    </style:style>
    <style:style style:name="T18" style:family="text">
      <style:text-properties style:text-underline-style="solid" style:text-underline-width="auto" style:text-underline-color="font-color" officeooo:rsid="0031d16c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31d16c"/>
    </style:style>
    <style:style style:name="T21" style:family="text">
      <style:text-properties officeooo:rsid="00327fc5"/>
    </style:style>
    <style:style style:name="T22" style:family="text">
      <style:text-properties officeooo:rsid="0032de74"/>
    </style:style>
    <style:style style:name="T23" style:family="text">
      <style:text-properties officeooo:rsid="0037285e"/>
    </style:style>
    <style:style style:name="T24" style:family="text">
      <style:text-properties officeooo:rsid="0039db97"/>
    </style:style>
    <style:style style:name="T25" style:family="text">
      <style:text-properties officeooo:rsid="003b8479"/>
    </style:style>
    <style:style style:name="T26" style:family="text">
      <style:text-properties officeooo:rsid="003c42ff"/>
    </style:style>
    <style:style style:name="T27" style:family="text">
      <style:text-properties officeooo:rsid="003ff9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9"/>操作系统原理</text:p>
      <text:p text:style-name="P1"/>
      <text:p text:style-name="P1">OS ： </text:p>
      <text:p text:style-name="P1"><text:s text:c="3"/>CPU： 运算器 控制器 <text:s/>寄存器（register）</text:p>
      <text:p text:style-name="P1"><text:s text:c="3"/>RAM： 存储单元 8位一个存储单元 </text:p>
      <text:p text:style-name="P1"><text:s text:c="2"/>North Bridge <text:s/>cpu和内存单元关联 <text:s/></text:p>
      <text:p text:style-name="P1"/>
      <text:p text:style-name="P1"><text:s/><text:span text:style-name="T1">PAE：</text:span></text:p>
      <text:p text:style-name="P1"><text:s text:c="2"/><text:span text:style-name="T1">Physical Address Extension 物理地址扩展 32bit+4bit <text:s text:c="3"/>64G 使32位能寻址64G</text:span></text:p>
      <text:p text:style-name="P1"><text:s text:c="5"/>但是 <text:span text:style-name="T1">32位操作系统 单个进程能使用的内存空间不能超过3G </text:span></text:p>
      <text:p text:style-name="P1"/>
      <text:p text:style-name="P1">缓存</text:p>
      <text:p text:style-name="P1"><text:s/>程序：局部性</text:p>
      <text:p text:style-name="P1"><text:s text:c="9"/>空间局部性 <text:s/>时间局部性 </text:p>
      <text:p text:style-name="P1">置换策略：<text:span text:style-name="T1">LRU最近最少访问 <text:s text:c="2"/>MRU </text:span></text:p>
      <text:p text:style-name="P1"/>
      <text:p text:style-name="P2">1 2级缓存 每核心一个</text:p>
      <text:p text:style-name="P2">3 级缓存通常是共享的</text:p>
      <text:p text:style-name="P2">SRAM 技术 静态ram技术 <text:s/>造价高得多</text:p>
      <text:p text:style-name="P2"/>
      <text:p text:style-name="P2">直接映射 ram的任何存储单元都能缓存在缓存中 <text:s/>命中率低</text:p>
      <text:p text:style-name="P2"/>
      <text:p text:style-name="P2">N路关联技术</text:p>
      <text:p text:style-name="P2"><text:s text:c="5"/>把ram划分为n个区域 <text:s/>缓存也个分为x*n个区域 <text:s/>大大提高了命中率</text:p>
      <text:p text:style-name="P2"><text:s text:c="5"/></text:p>
      <text:p text:style-name="P2">write through 通写 写操作同时更各级缓存和ram</text:p>
      <text:p text:style-name="P2">write back ： 回写 <text:s/>缓存中的数据需要丢弃 才写回到对应其它级别的缓存和ram <text:s/>性能好</text:p>
      <text:p text:style-name="P2"/>
      <text:p text:style-name="P2">有的ram不通过北桥链接cpu</text:p>
      <text:p text:style-name="P2"/>
      <text:p text:style-name="P3">Vedio card 显卡设备 硬件加速 图形渲染 <text:s/>直接接在北桥 <text:s/>告诉总线 数据交互量非常大</text:p>
      <text:p text:style-name="P3"><text:s text:c="4"/>是一种外部设备 </text:p>
      <text:p text:style-name="P3">告诉i/o <text:s/>PCI 接曹的设备 PCI-E <text:s text:c="2"/>PCI接在南桥 <text:s text:c="2"/>PCI-E 接在北桥 <text:s/>桥芯片汇总外部设备</text:p>
      <text:p text:style-name="P3"/>
      <text:p text:style-name="P3">South Bridge： ISA总线 <text:s/>PCI </text:p>
      <text:p text:style-name="P3">磁盘总线都是PCI 格式的 PCI（外部设备互联）</text:p>
      <text:p text:style-name="P3"/>
      <text:p text:style-name="P3">把u盘口接在pci-e 口 接上并行读写的u盘 就是固态硬盘 建议买pci-e口的固态硬盘</text:p>
      <text:p text:style-name="P3"/>
      <text:p text:style-name="P4">I/O port ： 65535 <text:s text:c="6"/>设备开机启动就注册一批连续的端口 <text:s text:c="2"/>每一次注册的可能不一样</text:p>
      <text:p text:style-name="P4"/>
      <text:p text:style-name="P4"/>
      <text:p text:style-name="P4">poll 轮寻</text:p>
      <text:p text:style-name="P4">中断 cpu外部芯片：中断控制器 <text:s text:c="3"/>中断号 <text:s/>中断控制器有中断号 设备注册中断向量</text:p>
      <text:p text:style-name="P4"/>
      <text:p text:style-name="P4">中断上半部分： 中断接进来</text:p>
      <text:p text:style-name="P4"><text:s/>中断下半部分：处理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多cpu 要有锁机制 </text:p>
      <text:p text:style-name="P4">发生资源竞争的地方叫临界区 </text:p>
      <text:p text:style-name="P4"/>
      <text:p text:style-name="P5">DMA ： 直接内存访问 <text:s/>DMA 总线非常小 寻址范围也不是很大 内存低地址预留出来给dma 一般是16M</text:p>
      <text:p text:style-name="P5">更低的1M可能是bios使用</text:p>
      <text:p text:style-name="P5"/>
      <text:p text:style-name="P5"/>
      <text:p text:style-name="P5">时间产生器 （晶体振荡器）：时钟脉冲 <text:s text:c="2"/>时钟周期 内存的大 cpu小 cpu等内存</text:p>
      <text:p text:style-name="P5">monitor 监控程序---》<text:span text:style-name="T2">OS</text:span></text:p>
      <text:p text:style-name="P7">OS--》VM</text:p>
      <text:p text:style-name="P7"/>
      <text:p text:style-name="P5">process： 一个独立的进程单位</text:p>
      <text:p text:style-name="P5"><text:s text:c="7"/>系统资源： cpu时间 ，存储空间</text:p>
      <text:p text:style-name="P5"/>
      <text:p text:style-name="P5">process：一个独立运行单位</text:p>
      <text:p text:style-name="P5"/>
      <text:p text:style-name="P5"/>
      <text:p text:style-name="P5">cpu：</text:p>
      <text:p text:style-name="P5"><text:s text:c="2"/>时间 <text:s/>切片</text:p>
      <text:p text:style-name="P5"><text:s text:c="8"/>缓存：当前程序数据</text:p>
      <text:p text:style-name="P5"><text:s text:c="3"/>指令计数器：指向下一条指令的位置</text:p>
      <text:p text:style-name="P6"><text:s text:c="3"/>进程切换要保存线程 <text:s/>进程回来要恢复现场 <text:s/></text:p>
      <text:p text:style-name="P6"><text:s text:c="3"/>进程切换是有开销的</text:p>
      <text:p text:style-name="P6"><text:s text:c="3"/></text:p>
      <text:p text:style-name="P6">内存：分页 <text:s/>page <text:s/>， page frame（页框）</text:p>
      <text:p text:style-name="P6"><text:s text:c="4"/>空间 映射 <text:s/></text:p>
      <text:p text:style-name="P6"/>
      <text:p text:style-name="P8">IBM read book</text:p>
      <text:p text:style-name="P8"/>
      <text:p text:style-name="P17">linux 通过双向列表管理进程</text:p>
      <text:p text:style-name="P8"><text:s text:c="2"/><text:span text:style-name="T3">task_struct 进程描述符 <text:s/>每个进程都有 </text:span><text:s/></text:p>
      <text:p text:style-name="P8"/>
      <text:p text:style-name="P8">linux 支持抢占</text:p>
      <text:p text:style-name="P8"/>
      <text:p text:style-name="P8">系统时钟： 内部时间频率 <text:s/></text:p>
      <text:p text:style-name="P8"><text:s text:c="5"/>tick： 滴答</text:p>
      <text:p text:style-name="P8"><text:s text:c="15"/>时间解析度 </text:p>
      <text:p text:style-name="P8"><text:s text:c="18"/><text:span text:style-name="T4">100HZ </text:span></text:p>
      <text:p text:style-name="P8"><text:s text:c="19"/><text:span text:style-name="T4">1000HZ</text:span></text:p>
      <text:p text:style-name="P8"><text:s text:c="20"/>系统时间靠内部滴答计时 </text:p>
      <text:p text:style-name="P8"><text:s text:c="21"/>每一次滴答可以抢占</text:p>
      <text:p text:style-name="P8"><text:s text:c="3"/>进程类别</text:p>
      <text:p text:style-name="P8"><text:s text:c="6"/>交互模式（<text:span text:style-name="T4">I/O</text:span>）</text:p>
      <text:p text:style-name="P8"><text:s text:c="6"/>批处理进程 （<text:span text:style-name="T4">CPU</text:span>）</text:p>
      <text:p text:style-name="P8"><text:s text:c="6"/>实时运行（real-time）</text:p>
      <text:p text:style-name="P8"><text:s/></text:p>
      <text:p text:style-name="P8">策略 </text:p>
      <text:p text:style-name="P8"><text:s text:c="3"/>cup密集： 时间片长 <text:s/>优先级低</text:p>
      <text:p text:style-name="P8"><text:s text:c="3"/><text:span text:style-name="T5">IO密集 ： 时间片短 <text:s/>优先级高</text:span></text:p>
      <text:p text:style-name="P8"><text:soft-page-break/>linux优先级： priority</text:p>
      <text:p text:style-name="P8"><text:s text:c="3"/>实时优先级： <text:span text:style-name="T5">1-99 <text:s/>数字越小优先级越低 </text:span></text:p>
      <text:p text:style-name="P8"><text:s text:c="3"/>静态优先级 ： <text:span text:style-name="T5">100-139 数字越小优先级越高</text:span></text:p>
      <text:p text:style-name="P8"><text:s text:c="8"/>实时优先级比静态优先级高</text:p>
      <text:p text:style-name="P8"/>
      <text:p text:style-name="P8">ps指令 </text:p>
      <text:p text:style-name="P8">ps -e -o class，rtprio，pri，nice，cmd</text:p>
      <text:p text:style-name="P8"/>
      <text:p text:style-name="P9"><text:s/>ps -e -o class,rtprio,pri,nice,cmd </text:p>
      <text:p text:style-name="P9"><text:s text:c="3"/>-e 显示所有跟中端相关和无关的进程</text:p>
      <text:p text:style-name="P9"><text:s text:c="2"/>-o 自定义显示</text:p>
      <text:p text:style-name="P9">class调度类别</text:p>
      <text:p text:style-name="P9"><text:s/>rtprio 实时优先级</text:p>
      <text:p text:style-name="P9">pri 优先级</text:p>
      <text:p text:style-name="P9"><text:s/>nice 手动调整静态优先级 -20,19 <text:s/>对应100-139 <text:s/>nice为0 对应优先级120</text:p>
      <text:p text:style-name="P9"/>
      <text:p text:style-name="P9">加中括号的为内核线程</text:p>
      <text:p text:style-name="P9"/>
      <text:p text:style-name="P9">调度类别：</text:p>
      <text:p text:style-name="P9"><text:s text:c="4"/>实时进程：</text:p>
      <text:p text:style-name="P9"><text:s text:c="6"/><text:span text:style-name="T6">SHCED_FIFO <text:s/>先进先出</text:span></text:p>
      <text:p text:style-name="P9"><text:s text:c="6"/><text:span text:style-name="T6">SHCED_RR <text:s text:c="4"/>加权论调</text:span></text:p>
      <text:p text:style-name="P9"><text:s text:c="6"/><text:span text:style-name="T6">SHCED_OTHER： 用来调度用户空间进程的 100-139的进程</text:span></text:p>
      <text:p text:style-name="P10"><text:s text:c="12"/>10：110</text:p>
      <text:p text:style-name="P10"><text:s text:c="12"/>30：115</text:p>
      <text:p text:style-name="P10"><text:s text:c="12"/>50：120</text:p>
      <text:p text:style-name="P10"><text:s text:c="12"/>2：130</text:p>
      <text:p text:style-name="P10">动态优先级：</text:p>
      <text:p text:style-name="P11"><text:s text:c="2"/>临时性调高优先级 </text:p>
      <text:p text:style-name="P11"><text:s text:c="2"/>dynamic priority=max(100,min(static priority-bonus+5,139)) <text:s text:c="2"/>bonus奖惩值0-10</text:p>
      <text:p text:style-name="P12"/>
      <text:p text:style-name="P12">手动调整优先级：</text:p>
      <text:p text:style-name="P12"><text:s text:c="2"/>nice N COMMAND</text:p>
      <text:p text:style-name="P12"><text:s text:c="2"/>renice <text:s/>-n N PID</text:p>
      <text:p text:style-name="P12"/>
      <text:p text:style-name="P12">1-99</text:p>
      <text:p text:style-name="P12"><text:s text:c="3"/>chrt ：</text:p>
      <text:p text:style-name="P12"><text:s text:c="6"/>-f 指定fifo</text:p>
      <text:p text:style-name="P12"><text:s text:c="6"/>-p指定pid</text:p>
      <text:p text:style-name="P12"/>
      <text:p text:style-name="P12">chrt -f -p [prio] PID</text:p>
      <text:p text:style-name="P12">chrt -r -p [prio] PID</text:p>
      <text:p text:style-name="P12"/>
      <text:p text:style-name="P12">chrt -f -p [prio] COMMABD</text:p>
      <text:p text:style-name="P12"/>
      <text:p text:style-name="P13">chrt -p [prio] PID 调整100-139之间进程优先级</text:p>
      <text:p text:style-name="P13"/>
      <text:p text:style-name="P13">每一种优先级在一个队列 139个队列 <text:s/>有两个139 活动队列 <text:s/>过期队列</text:p>
      <text:p text:style-name="P13"/>
      <text:p text:style-name="P13">CFQ： Complete Fair Queue 完全共批改队列 适合sched_other</text:p>
      <text:p text:style-name="P13">SCHED——Other</text:p>
      <text:p text:style-name="P13">CFS 发完全公平调度、</text:p>
      <text:p text:style-name="P13"><text:soft-page-break/>COW</text:p>
      <text:p text:style-name="P13"><text:s text:c="3"/>kenerl---》init</text:p>
      <text:p text:style-name="P13"><text:s text:c="6"/>init</text:p>
      <text:p text:style-name="P13"><text:s text:c="8"/>fork（）；系统调用 创建系统子进程</text:p>
      <text:p text:style-name="P13"><text:s text:c="8"/>task_struct</text:p>
      <text:p text:style-name="P13"><text:s text:c="16"/><text:span text:style-name="T7">Memory--》parent <text:s/>自己成和父进程共用内存</text:span></text:p>
      <text:p text:style-name="P13"><text:s text:c="16"/><text:span text:style-name="T7">COW：Copy On Write <text:s/>父进程或者子进程需要写时创建子进程自己的空间</text:span></text:p>
      <text:p text:style-name="P13"/>
      <text:p text:style-name="P14">SCHED_BATCH</text:p>
      <text:p text:style-name="P14">SCHED_IDLE</text:p>
      <text:p text:style-name="P14"/>
      <text:p text:style-name="P14">RHEL 6.4 </text:p>
      <text:p text:style-name="P14"><text:s text:c="2"/>tick less 无滴答</text:p>
      <text:p text:style-name="P14"><text:s text:c="2"/>interrupt-driver中断驱动</text:p>
      <text:p text:style-name="P14"><text:s text:c="5"/>硬中断 </text:p>
      <text:p text:style-name="P14"><text:s text:c="5"/>软中断</text:p>
      <text:p text:style-name="P14"/>
      <text:p text:style-name="P14">深度睡眠</text:p>
      <text:p text:style-name="P14">1级缓存 分为1级数据缓存 和1级指令缓存</text:p>
      <text:p text:style-name="P14"/>
      <text:p text:style-name="P14">SMP </text:p>
      <text:p text:style-name="P14"><text:s text:c="3"/>对称多处理器</text:p>
      <text:p text:style-name="P14"><text:s text:c="4"/></text:p>
      <text:p text:style-name="P14">多cpu </text:p>
      <text:p text:style-name="P14"/>
      <text:p text:style-name="P14">cpu在访问内存时最少需要三个时钟周期</text:p>
      <text:p text:style-name="P14"><text:s text:c="2"/>第一个向内存控制器传输寻址要求 <text:s text:c="2"/></text:p>
      <text:p text:style-name="P14"><text:s text:c="3"/>找到内存内存 并施加一定的请求机制 如读请求 写 这里设计到锁</text:p>
      <text:p text:style-name="P14"><text:s text:c="3"/>完成读写操作</text:p>
      <text:p text:style-name="P14"/>
      <text:p text:style-name="P14"/>
      <text:p text:style-name="P14">由于内存节点 cup多了性能就不会提升</text:p>
      <text:p text:style-name="P14"/>
      <text:p text:style-name="P15">NUMA 非一致性内存访问 每个cpu有一个专用内存控制器 自己的内存 </text:p>
      <text:p text:style-name="P15">要访问对方的经过的时钟周期要多</text:p>
      <text:p text:style-name="P15"/>
      <text:p text:style-name="P15">尽量使cpu访问自己的内存 不要访问别的的 因为访问别人的要性能会下降个</text:p>
      <text:p text:style-name="P15"/>
      <text:p text:style-name="P15">cpu affinity cpu的姻亲关系 </text:p>
      <text:p text:style-name="P15"><text:s/></text:p>
      <text:p text:style-name="P15">numastat <text:s/>查看numa状态</text:p>
      <text:p text:style-name="P16"><text:a xlink:type="simple" xlink:href="mailto:tlinux@tlinux-V">tlinux@tlinux-V</text:a>PCEG38EC:~$ numastat </text:p>
      <text:p text:style-name="P16"><text:s text:c="27"/>node0 </text:p>
      <text:p text:style-name="P16">numa_hit <text:s text:c="16"/>6092159 </text:p>
      <text:p text:style-name="P16">numa_miss <text:s text:c="21"/>0 </text:p>
      <text:p text:style-name="P16">numa_foreign <text:s text:c="18"/>0 </text:p>
      <text:p text:style-name="P16">interleave_hit <text:s text:c="12"/>16219 </text:p>
      <text:p text:style-name="P16">local_node <text:s text:c="14"/>6092159 </text:p>
      <text:p text:style-name="P16">other_node <text:s text:c="20"/>0 </text:p>
      <text:p text:style-name="P16"/>
      <text:p text:style-name="P16"/>
      <text:p text:style-name="P16"/>
      <text:p text:style-name="P16"><text:soft-page-break/>muma_miss 过多的时候要绑定进程</text:p>
      <text:p text:style-name="P16">muma_hit <text:s/>命中次数</text:p>
      <text:p text:style-name="P16">muma_foreign 被非本地cpu使用</text:p>
      <text:p text:style-name="P16">interleave_hit</text:p>
      <text:p text:style-name="P16"/>
      <text:p text:style-name="P16"><text:s text:c="2"/>numastat </text:p>
      <text:p text:style-name="P16"><text:s text:c="3"/>-p pid <text:s/>查看进程的内存分配 <text:s/>如果该进程跨越了两个cpu的专有进程 <text:s/>应该绑定</text:p>
      <text:p text:style-name="P16"><text:s/>-s 《node》 查看某一个node</text:p>
      <text:p text:style-name="P16">tlinux@tlinux-VPCEG38EC:~$ numastat -s node0 </text:p>
      <text:p text:style-name="P16"/>
      <text:p text:style-name="P16">numactl <text:s text:c="2"/>实现numa策略控制</text:p>
      <text:p text:style-name="P16"/>
      <text:p text:style-name="P16">--membind=nodes <text:s/>让cpu只访问自己的内存 不访问别的cpu的内存</text:p>
      <text:p text:style-name="P16">--physcpubind=cpus 绑定进程 cup</text:p>
      <text:p text:style-name="P16"/>
      <text:p text:style-name="P16">numactl <text:s/>--show</text:p>
      <text:p text:style-name="P16"/>
      <text:p text:style-name="P16">numad 守护进程 <text:s text:c="2"/>自我监控优化管理的进程</text:p>
      <text:p text:style-name="P16"><text:s text:c="3"/>性能提高50% 所有 <text:s/>很必要启动 <text:s/>要观察miss量是不是很高</text:p>
      <text:p text:style-name="P16"/>
      <text:p text:style-name="P16">numastat</text:p>
      <text:p text:style-name="P16">numactl</text:p>
      <text:p text:style-name="P16">numad</text:p>
      <text:p text:style-name="P16"/>
      <text:p text:style-name="P16"/>
      <text:p text:style-name="P16">进程和cpu绑定的命令</text:p>
      <text:p text:style-name="P16">taskset <text:s/></text:p>
      <text:p text:style-name="P16"><text:s text:c="5"/>mask <text:span text:style-name="T8">0x0000 0001 表示地0颗cpu</text:span></text:p>
      <text:p text:style-name="P16"><text:s text:c="3"/>mask <text:span text:style-name="T8">0x0000 0003==》 0011 表示 0和1 cpu</text:span></text:p>
      <text:p text:style-name="P19">#taskset -p mask pid</text:p>
      <text:p text:style-name="P19"/>
      <text:p text:style-name="P19">taskset -p 0x00000004 101</text:p>
      <text:p text:style-name="P19"/>
      <text:p text:style-name="P19">taskset -p -c 3 101 <text:s text:c="2"/></text:p>
      <text:p text:style-name="P19"><text:s text:c="4"/>-c制定cpu号</text:p>
      <text:p text:style-name="P19">taskset -p -c 0-2,7 101</text:p>
      <text:p text:style-name="P16"/>
      <text:p text:style-name="P16">在grub <text:s/>传递参数 isocpus<text:span text:style-name="T8">=cpu number，。。。，cpu number 隔离cpu</text:span></text:p>
      <text:p text:style-name="P16"/>
      <text:p text:style-name="P16">cpu mask跟中断绑定</text:p>
      <text:p text:style-name="P16"/>
      <text:p text:style-name="P16">echo cpu_<text:span text:style-name="T9">mask &gt; /proc/irq/&lt;irq_num&gt;/smp_affinity</text:span></text:p>
      <text:p text:style-name="P16"/>
      <text:p text:style-name="P16">比如有<text:span text:style-name="T9">16个cpu <text:s/>前两个绑定中断 <text:s/>后14个隔离出来绑定进程</text:span></text:p>
      <text:p text:style-name="P16"/>
      <text:p text:style-name="P16">sar -q <text:s text:c="7"/>报告队列长度和负载平均值 </text:p>
      <text:p text:style-name="P16">sar -q <text:span text:style-name="T10">1 <text:s text:c="8"/>每秒刷新一次</text:span></text:p>
      <text:p text:style-name="P20">runq-sz <text:s/>plist-sz <text:s text:c="2"/>ldavg-1 <text:s text:c="2"/>ldavg-5 <text:s/>ldavg-15 <text:s text:c="2"/>blocked</text:p>
      <text:p text:style-name="P16">运行队列 <text:s/>任务读列 <text:s/><text:span text:style-name="T10">1分 <text:s text:c="6"/>5 <text:s text:c="14"/>15</text:span></text:p>
      <text:p text:style-name="P16">sar </text:p>
      <text:p text:style-name="P16"><text:s text:c="4"/>-<text:span text:style-name="T10">B <text:s/>查看页面 置换情况</text:span></text:p>
      <text:p text:style-name="P16"><text:s text:c="3"/>-</text:p>
      <text:p text:style-name="P16"><text:soft-page-break/>vmstat <text:span text:style-name="T10">1 7</text:span></text:p>
      <text:p text:style-name="P16"/>
      <text:p text:style-name="P16">top</text:p>
      <text:p text:style-name="P16">w</text:p>
      <text:p text:style-name="P16">uptime</text:p>
      <text:p text:style-name="P16"/>
      <text:p text:style-name="P16">cpu占用率</text:p>
      <text:p text:style-name="P16">mpstat <text:span text:style-name="T10">1 2 <text:s text:c="2"/></text:span></text:p>
      <text:p text:style-name="P20"><text:s/>mpstat -P 2 1 <text:s text:c="2"/></text:p>
      <text:p text:style-name="P20"><text:s text:c="4"/>-P 指定第几颗cpu</text:p>
      <text:p text:style-name="P20">mpstat -I CPU 1 <text:s/>查看地1 颗cpu上的中断情况</text:p>
      <text:p text:style-name="P20"/>
      <text:p text:style-name="P20">sar -P <text:s/>0 1 </text:p>
      <text:p text:style-name="P20"/>
      <text:p text:style-name="P20">iostat </text:p>
      <text:p text:style-name="P20"><text:s text:c="4"/>IO 统计和cpu统计</text:p>
      <text:p text:style-name="P20"><text:s text:c="4"/>-c 显示cpu</text:p>
      <text:p text:style-name="P20"><text:s text:c="4"/>-d 显示设备</text:p>
      <text:p text:style-name="P20"/>
      <text:p text:style-name="P20">cat /proc/stat</text:p>
      <text:p text:style-name="P20"/>
      <text:p text:style-name="P20">dstat</text:p>
      <text:p text:style-name="P21">dstat –top-cpu <text:s/>哪个进程最占用cpu</text:p>
      <text:p text:style-name="P21">dstat –top-mem</text:p>
      <text:p text:style-name="P21">dstat –top-io</text:p>
      <text:p text:style-name="P21">dstat -c 显示cpu占用情况</text:p>
      <text:p text:style-name="P21"/>
      <text:p text:style-name="P21">sar -w 每秒创建进程的个数 <text:s/>和上下文切换的个数</text:p>
      <text:p text:style-name="P21"/>
      <text:p text:style-name="P21">还可以给cpu分组 <text:s/>将进程绑定到组</text:p>
      <text:p text:style-name="P21"/>
      <text:p text:style-name="P21">划分</text:p>
      <text:p text:style-name="P21"><text:s/>创建子目录 /cpusets</text:p>
      <text:p text:style-name="P21">挂在卸载/etc/fstab</text:p>
      <text:p text:style-name="P21">cpuset <text:s/>/cpusets <text:s/>cpuset <text:s text:c="2"/>default <text:s/>0 <text:s/>0</text:p>
      <text:p text:style-name="P22">挂载完会自动生成子目录</text:p>
      <text:p text:style-name="P22">cpuset</text:p>
      <text:p text:style-name="P22"/>
      <text:p text:style-name="P22">然后创建目录 向cpus <text:s text:c="2"/>mems tasks 里面echo数就好了 </text:p>
      <text:p text:style-name="P22"/>
      <text:p text:style-name="P22"/>
      <text:p text:style-name="P22">task -p -c 0 16380</text:p>
      <text:p text:style-name="P22"/>
      <text:p text:style-name="P22">cpu使用率不要长期超过80% 多核可能百分之好几百</text:p>
      <text:p text:style-name="P22"/>
      <text:p text:style-name="P22"/>
      <text:p text:style-name="P22">内存子系统</text:p>
      <text:p text:style-name="P22"><text:s text:c="3"/>slab <text:s/>allocator</text:p>
      <text:p text:style-name="P22"><text:s text:c="3"/>buddy <text:s/>system</text:p>
      <text:p text:style-name="P22"><text:s text:c="3"/>kswapd</text:p>
      <text:p text:style-name="P22"><text:s text:c="3"/>pdflush</text:p>
      <text:p text:style-name="P22"><text:s text:c="3"/>mmu</text:p>
      <text:p text:style-name="P22"><text:soft-page-break/></text:p>
      <text:p text:style-name="P22">虚拟化环境</text:p>
      <text:p text:style-name="P22"><text:s text:c="4"/><text:span text:style-name="T11">PA--》HA--》MA</text:span></text:p>
      <text:p text:style-name="P22"><text:s text:c="3"/>虚拟机转换：<text:span text:style-name="T11">PA---》MA</text:span></text:p>
      <text:p text:style-name="P22"/>
      <text:p text:style-name="P22">虚拟机 guest<text:span text:style-name="T11">OS <text:s/>来宾系统</text:span></text:p>
      <text:p text:style-name="P22">硬件虚拟化的cpu提供影子也表 shadow pt</text:p>
      <text:p text:style-name="P22"/>
      <text:p text:style-name="P23">Memory </text:p>
      <text:p text:style-name="P23"><text:s text:c="2"/>Hugetable Page</text:p>
      <text:p text:style-name="P23"><text:s text:c="5"/>使用多种不同的页面</text:p>
      <text:p text:style-name="P23"><text:s text:c="5"/>hugetlbfs</text:p>
      <text:p text:style-name="P23"/>
      <text:p text:style-name="P23">查看大叶面</text:p>
      <text:p text:style-name="P23">root@tlinux-VPCEG38EC:/cpusets/domain# cat /proc/meminfo | grep -I Huge</text:p>
      <text:p text:style-name="P23">AnonHugePages: <text:s text:c="3"/>202752 kB</text:p>
      <text:p text:style-name="P23">HugePages_Total: <text:s text:c="6"/>0 <text:s text:c="5"/>0表示未启用 </text:p>
      <text:p text:style-name="P23">HugePages_Free: <text:s text:c="7"/>0</text:p>
      <text:p text:style-name="P23">HugePages_Rsvd: <text:s text:c="7"/>0</text:p>
      <text:p text:style-name="P23">HugePages_Surp: <text:s text:c="7"/>0</text:p>
      <text:p text:style-name="P23">Hugepagesize: <text:s text:c="6"/>2048 kB <text:s/>页面大小</text:p>
      <text:p text:style-name="P23"/>
      <text:p text:style-name="P23">启动大叶面的方法</text:p>
      <text:p text:style-name="P23"><text:s text:c="2"/>方法1 在/etc/sysctl_conf中添加</text:p>
      <text:p text:style-name="P23">wm.nr_hugepages = n <text:s text:c="4"/>n表示大叶面的个数</text:p>
      <text:p text:style-name="P23"><text:s text:c="2"/>方法二</text:p>
      <text:p text:style-name="P23">在grub启动参数添加</text:p>
      <text:p text:style-name="P23"><text:s text:c="2"/>hugepages =n</text:p>
      <text:p text:style-name="P23"/>
      <text:p text:style-name="P23"/>
      <text:p text:style-name="P23"/>
      <text:p text:style-name="P24">root@tlinux-VPCEG38EC:~# sysctl -w vm.nr_hugepages=10</text:p>
      <text:p text:style-name="P24">root@tlinux-VPCEG38EC:~# cat /proc/meminfo | grep Huge</text:p>
      <text:p text:style-name="P24">AnonHugePages: <text:s text:c="3"/>202752 kB</text:p>
      <text:p text:style-name="P24">HugePages_Total: <text:s text:c="5"/>10</text:p>
      <text:p text:style-name="P24">HugePages_Free: <text:s text:c="6"/>10</text:p>
      <text:p text:style-name="P24">HugePages_Rsvd: <text:s text:c="7"/>0</text:p>
      <text:p text:style-name="P24">HugePages_Surp: <text:s text:c="7"/>0</text:p>
      <text:p text:style-name="P24">Hugepagesize: <text:s text:c="6"/>2048 kB</text:p>
      <text:p text:style-name="P24"/>
      <text:p text:style-name="P24">有些应用程序会自动使用大页面</text:p>
      <text:p text:style-name="P24">我们也可以将其挂在 <text:s/></text:p>
      <text:p text:style-name="P24"/>
      <text:p text:style-name="P24">root@tlinux-VPCEG38EC:~# mkdir /hugepages</text:p>
      <text:p text:style-name="P24">root@tlinux-VPCEG38EC:~# mount -t hugetlbfs none <text:s/>/hugepages/ </text:p>
      <text:p text:style-name="P24"/>
      <text:p text:style-name="P24">root@tlinux-VPCEG38EC:~# mount -t hugetlbfs none <text:s/>/hugepages/</text:p>
      <text:p text:style-name="P24">这段内存 可以当作文件系统使用 <text:s/>不容许直接使用</text:p>
      <text:p text:style-name="P24"/>
      <text:p text:style-name="P24"/>
      <text:p text:style-name="P24">strace 观察进程如何进行 执行哪些系统调用</text:p>
      <text:p text:style-name="P24"/>
      <text:p text:style-name="P24"><text:soft-page-break/>strace -o /tmp/strace.out -p PID 查看某个进程并将结果输出到 那个文件</text:p>
      <text:p text:style-name="P24"/>
      <text:p text:style-name="P24">strace -c <text:span text:style-name="T12">COMMADN</text:span></text:p>
      <text:p text:style-name="P24"/>
      <text:p text:style-name="P24">stace：</text:p>
      <text:p text:style-name="P24"><text:s text:c="2"/>strace command <text:s/>查看命令的系统调用</text:p>
      <text:p text:style-name="P24"><text:s text:c="2"/>starce -p <text:s/><text:span text:style-name="T12">PID <text:s text:c="3"/>查看进程的系统调用</text:span></text:p>
      <text:p text:style-name="P24"><text:s text:c="2"/>-c <text:s/>只输出摘要信息</text:p>
      <text:p text:style-name="P24">-o <text:s/>file 指定输出文件</text:p>
      <text:p text:style-name="P24"/>
      <text:p text:style-name="P24">使用小对象降低系统开销</text:p>
      <text:p text:style-name="P24">slabs_<text:span text:style-name="T13">full 已经用完的小页面 <text:s/>slab_partial 刚使用一部分的</text:span></text:p>
      <text:p text:style-name="P24">slabs_<text:span text:style-name="T13">empty 分配号还没使用的</text:span></text:p>
      <text:p text:style-name="P24"/>
      <text:p text:style-name="P25">root@tlinux-VPCEG38EC:/# cat /proc/slabinfo </text:p>
      <text:p text:style-name="P25"/>
      <text:p text:style-name="P25"/>
      <text:p text:style-name="P25">降低子慢速子系统时间</text:p>
      <text:p text:style-name="P25"><text:s/>提供buffer cache</text:p>
      <text:p text:style-name="P25">Filesystem metadata： buffer cache （slab cache）</text:p>
      <text:p text:style-name="P25"><text:s/>Disk IO ： page cache</text:p>
      <text:p text:style-name="P25"><text:s text:c="2"/>Interprocess communications： shared memory 尽量使用共享内存完成进程通信</text:p>
      <text:p text:style-name="P25"><text:s/>Network IO ： buffer cache，arp cache，connection tracking</text:p>
      <text:p text:style-name="P25"/>
      <text:p text:style-name="P26">1 降低小内存对象的系统开销 </text:p>
      <text:p text:style-name="P26"><text:s text:c="5"/>slab </text:p>
      <text:p text:style-name="P26">root@tlinux-VPCEG38EC:/# cat /proc/slabinfo </text:p>
      <text:p text:style-name="P26">slabinfo - version: 2.1</text:p>
      <text:p text:style-name="P26"># name <text:s text:c="11"/>&lt;active_objs&gt; &lt;num_objs&gt; &lt;objsize&gt; &lt;objperslab&gt; &lt;pagesperslab&gt; : tunables &lt;limit&gt; &lt;batchcount&gt; &lt;sharedfactor&gt; : slabdata &lt;active_slabs&gt; &lt;num_slabs&gt; &lt;sharedavail&gt;</text:p>
      <text:p text:style-name="P26">AF_VSOCK <text:s text:c="14"/>0 <text:s text:c="5"/>0 <text:s text:c="3"/>960 <text:s text:c="2"/>34 <text:s text:c="3"/>8 : tunables <text:s text:c="3"/>0 <text:s text:c="3"/>0 <text:s text:c="3"/>0 : slabdata <text:s text:c="5"/>0 <text:s text:c="5"/>0 <text:s text:c="5"/>0</text:p>
      <text:p text:style-name="P26">kvm_async_pf <text:s text:c="10"/>0 <text:s text:c="5"/>0 <text:s text:c="3"/>136 <text:s text:c="2"/>30 <text:s text:c="3"/>1 : tunables <text:s text:c="3"/>0 <text:s text:c="3"/>0 <text:s text:c="3"/>0 : slabdata <text:s text:c="5"/>0 <text:s text:c="5"/>0 <text:s text:c="5"/>0</text:p>
      <text:p text:style-name="P26">kvm_vcpu <text:s text:c="14"/>0 <text:s text:c="5"/>0 <text:s/>16128 <text:s text:c="3"/>2 <text:s text:c="3"/>8 : tunables <text:s text:c="3"/>0 <text:s text:c="3"/>0 <text:s text:c="3"/>0 : slabdata <text:s text:c="5"/>0 <text:s text:c="5"/>0 <text:s text:c="5"/>0</text:p>
      <text:p text:style-name="P26"/>
      <text:p text:style-name="P26"><text:s text:c="3"/>tunables 表示可调参数 <text:s/></text:p>
      <text:p text:style-name="P27">tunables &lt;limit&gt; &lt;batchcount&gt; &lt;sharedfactor&gt; </text:p>
      <text:p text:style-name="P27">limit<text:span text:style-name="T15">： 可以被每一个cpu缓存的最大对象数</text:span></text:p>
      <text:p text:style-name="P27">batchcount<text:span text:style-name="T15">： 一次性传送到cpu缓存中对象的个数</text:span></text:p>
      <text:p text:style-name="P27">sharedfactor<text:span text:style-name="T15">：可以共享多少个缓存</text:span></text:p>
      <text:p text:style-name="P27"/>
      <text:p text:style-name="P27">echo <text:span text:style-name="T15">'ext4_inode_cache 108 54 8' &gt; /proc/slabinfo</text:span></text:p>
      <text:p text:style-name="P26"/>
      <text:p text:style-name="P26">2 缩减 慢速子系统的服务时间</text:p>
      <text:p text:style-name="P26"><text:s text:c="3"/>使用 <text:s/>buffer cache 缓存文件元数据</text:p>
      <text:p text:style-name="P26"><text:s text:c="3"/>使用page cache 缓存disk io</text:p>
      <text:p text:style-name="P26"><text:s text:c="3"/>使用share memory 完成进程间通信</text:p>
      <text:p text:style-name="P26"><text:s text:c="3"/>使用buffer cache ，arp cache ，connection tracking 提升网络io性能</text:p>
      <text:p text:style-name="P26"/>
      <text:p text:style-name="P26">调整页面分配</text:p>
      <text:p text:style-name="P26"><text:s text:c="2"/>vm_min_free_kbytes 定义最小空闲内存数 内存要有多少空余空间 <text:s/>磁盘太慢情况下需启动 cpu性能比较差可以调整 <text:s/>调小一点</text:p>
      <text:p text:style-name="P26"><text:s/></text:p>
      <text:p text:style-name="P26"><text:soft-page-break/><text:s text:c="3"/>调整内存的过量使用</text:p>
      <text:p text:style-name="P26"><text:s text:c="6"/>过量使用</text:p>
      <text:p text:style-name="P26"><text:s text:c="3"/>物理内存的过量使用是以swap为前提的 可以超出物理内存一部分</text:p>
      <text:p text:style-name="P26"><text:s text:c="3"/>vm.<text:span text:style-name="T14">overcomit_memory <text:s/></text:span></text:p>
      <text:p text:style-name="P26"><text:s text:c="5"/><text:span text:style-name="T14">0= 要不要过量 什么时候过量使用 <text:s/>由操作系统内核决定</text:span></text:p>
      <text:p text:style-name="P26"><text:s text:c="5"/><text:span text:style-name="T14">1= 总是能过量使用的 </text:span></text:p>
      <text:p text:style-name="P26"><text:s text:c="4"/><text:span text:style-name="T14">2= commit all ram percentage of swap <text:s/>可以使用一部分swap </text:span></text:p>
      <text:p text:style-name="P26"><text:s text:c="4"/><text:span text:style-name="T14">vm.covercommit_ratio 能超出物理内存多少 只有设置为2时才有效 尽可能不要超出50%</text:span></text:p>
      <text:p text:style-name="P28">root@tlinux-VPCEG38EC:/# cat /proc/sys/vm/overcommit_memory</text:p>
      <text:p text:style-name="P26"/>
      <text:p text:style-name="P26">每个进程都有一个oom_<text:span text:style-name="T15">score 分数 <text:s/>当内存不足时 就会杀死分数高的进程</text:span></text:p>
      <text:p text:style-name="P26"/>
      <text:p text:style-name="P26">slaptop命令 监控slab对象</text:p>
      <text:p text:style-name="P26"/>
      <text:p text:style-name="P29">调整arp缓存</text:p>
      <text:p text:style-name="P29">/proc/net/arp</text:p>
      <text:p text:style-name="P29"><text:s/>默认存储512个 <text:s/>最大不能超过1024 <text:s text:c="2"/>但是超过512个的会缓存时间很短 </text:p>
      <text:p text:style-name="P29"/>
      <text:p text:style-name="P29">ip neighbor list 显示列表</text:p>
      <text:p text:style-name="P29">ip neighbor flush dev eth<text:span text:style-name="T16">X 清空</text:span></text:p>
      <text:p text:style-name="P29"/>
      <text:p text:style-name="P29">调整参数</text:p>
      <text:p text:style-name="P30">net.ipv4.neigh.default.gc_thresh1</text:p>
      <text:p text:style-name="P30"><text:s text:c="3"/>default 128 <text:s/>放缓存条目少于128 垃圾回收器不会清理 <text:s/>这个是清理预值</text:p>
      <text:p text:style-name="P30">net.ipv4.neigh.default.gc_thresh1 <text:s text:c="5"/></text:p>
      <text:p text:style-name="P30"><text:s text:c="4"/>default 512 <text:s/>软限制 <text:s/>超过软限制的最多缓存<text:span text:style-name="T17">5秒</text:span></text:p>
      <text:p text:style-name="P30">net.ipv4.neigh.default.gc_thresh3 </text:p>
      <text:p text:style-name="P30">default 1024 <text:s/>硬限制</text:p>
      <text:p text:style-name="P30">net.ipv4.neigh.default.gc_interval </text:p>
      <text:p text:style-name="P30"><text:s text:c="2"/>定义几秒中启动垃圾清理进程的</text:p>
      <text:p text:style-name="P30"/>
      <text:p text:style-name="P30">页面缓存 page cache 加速读操作</text:p>
      <text:p text:style-name="P30"><text:s text:c="3"/>缓存目录读取</text:p>
      <text:p text:style-name="P30"><text:s text:c="2"/>读写 文件 回写 </text:p>
      <text:p text:style-name="P30"><text:s text:c="2"/>reading and writing <text:s/>通过块设备disk io</text:p>
      <text:p text:style-name="P30"><text:s text:c="2"/>加速访问 使用内存映射</text:p>
      <text:p text:style-name="P30"><text:s text:c="2"/>swapped out</text:p>
      <text:p text:style-name="P30"/>
      <text:p text:style-name="P30">调整page cache</text:p>
      <text:p text:style-name="P30"/>
      <text:p text:style-name="P30">内核参数</text:p>
      <text:p text:style-name="P31">vm.<text:span text:style-name="T17">lowmem_reserve_ratio <text:s/>低端内存 预留多少空间 64位系统不用调整</text:span></text:p>
      <text:p text:style-name="P31"/>
      <text:p text:style-name="P31"><text:span text:style-name="T17">vfs </text:span><text:span text:style-name="T18">cache_</text:span><text:span text:style-name="T20">pressure <text:s/>定以什么时候才区回收 目录和inode</text:span></text:p>
      <text:p text:style-name="P31"><text:span text:style-name="T20">默认是 100 相对dentries 和 swap cache相对公平 <text:s/>降低这个值会导致内核更想想与回收inod和directory的缓存</text:span></text:p>
      <text:p text:style-name="P31"/>
      <text:p text:style-name="P32"><text:span text:style-name="T19">0 <text:s/>绝对不会回收 dentries和inode</text:span></text:p>
      <text:p text:style-name="P32"><text:span text:style-name="T19">0-100请下于不回收 dentries 和 inode</text:span></text:p>
      <text:p text:style-name="P32"><text:span text:style-name="T19">》100 倾向于回收inode和dentries <text:s text:c="4"/>dentries 是目录信息</text:span></text:p>
      <text:p text:style-name="P32"><text:span text:style-name="T19"><text:s/></text:span></text:p>
      <text:p text:style-name="P30"><text:s text:c="5"/></text:p>
      <text:p text:style-name="P30"><text:soft-page-break/>page-cluster 页簇</text:p>
      <text:p text:style-name="P30"><text:s text:c="3"/>定义 如果需要交换内存 一次拿出去多少个页面到交换分区 作为指数使用 <text:s/>如果<text:span text:style-name="T21">=1 一次交换 2的1次方 <text:s text:c="2"/>默认是3</text:span></text:p>
      <text:p text:style-name="P33">root@tlinux-VPCEG38EC:/# cat /proc/sys/vm/page-cluster </text:p>
      <text:p text:style-name="P33"/>
      <text:p text:style-name="P33">zone_reclaim_mode <text:s/>内存回收中倾向回收那段内存 <text:s/>用的非常少</text:p>
      <text:p text:style-name="P33"><text:s text:c="3"/>1 表示 内存回收功能打开 </text:p>
      <text:p text:style-name="P33"><text:s text:c="3"/>2 回收写操作产生的脏页</text:p>
      <text:p text:style-name="P33"><text:s text:c="3"/>4 <text:s/>回收swaps pages</text:p>
      <text:p text:style-name="P33"/>
      <text:p text:style-name="P33">匿名页存放：</text:p>
      <text:p text:style-name="P33"><text:s text:c="4"/>程序自身产生的数据</text:p>
      <text:p text:style-name="P33"><text:s text:c="4"/>匿名内存区域</text:p>
      <text:p text:style-name="P33"><text:s text:c="4"/>进程私有的脏内存页</text:p>
      <text:p text:style-name="P33"><text:s text:c="4"/>进程通信的内存页</text:p>
      <text:p text:style-name="P33"><text:s/>匿名页一般是不能交换出去的</text:p>
      <text:p text:style-name="P33"/>
      <text:p text:style-name="P33"/>
      <text:p text:style-name="P33">系统调优 三层</text:p>
      <text:p text:style-name="P33"><text:s text:c="3"/>硬件 <text:s/>： 硬件选型 <text:s/>业务需求 <text:span text:style-name="T22">IO 密集 <text:s/>cpu密集</text:span></text:p>
      <text:p text:style-name="P33"><text:s text:c="3"/>操作系统： 内核 <text:s/>有效使用硬件 如何调整内存大小 进程优先级 加速内核使用资源能力</text:p>
      <text:p text:style-name="P33"><text:s text:c="3"/>守护进程： 每个守护进程本身的调整各不相同 <text:s/></text:p>
      <text:p text:style-name="P33"/>
      <text:p text:style-name="P33">调优 ：</text:p>
      <text:p text:style-name="P33"><text:s text:c="2"/>性能指标 定位瓶颈</text:p>
      <text:p text:style-name="P33"><text:s text:c="2"/>调优： black art 黑色艺术 <text:s/></text:p>
      <text:p text:style-name="P33"/>
      <text:p text:style-name="P33"/>
      <text:p text:style-name="P33"/>
      <text:p text:style-name="P33">进程间通信调优</text:p>
      <text:p text:style-name="P33"/>
      <text:p text:style-name="P33">调整 messages <text:s/>，semaphores， <text:s/>share memory</text:p>
      <text:p text:style-name="P33"/>
      <text:p text:style-name="P33">ipcs -l</text:p>
      <text:p text:style-name="P34">pcs -l</text:p>
      <text:p text:style-name="P34"></text:p>
      <text:p text:style-name="P34">---------- 同享内存限制 ------------</text:p>
      <text:p text:style-name="P34">max number of segments = 4096</text:p>
      <text:p text:style-name="P34">max seg size (kbytes) = 262144</text:p>
      <text:p text:style-name="P34">max total shared memory (kbytes) = 8388608</text:p>
      <text:p text:style-name="P34">min seg size (bytes) = 1</text:p>
      <text:p text:style-name="P34"></text:p>
      <text:p text:style-name="P34">--------- 信号量限制 -----------</text:p>
      <text:p text:style-name="P34">最大数组数量 = 128</text:p>
      <text:p text:style-name="P34">每个数组的最大信号量数目 = 250</text:p>
      <text:p text:style-name="P34">系统最大信号量数 = 32000</text:p>
      <text:p text:style-name="P34">每次信号量调用最大操作数 = 32</text:p>
      <text:p text:style-name="P34">信号量最大值 = 32767</text:p>
      <text:p text:style-name="P34"></text:p>
      <text:p text:style-name="P34">------ Messages Limits --------</text:p>
      <text:p text:style-name="P34">系统最大队列数量 = 7864</text:p>
      <text:p text:style-name="P34">max size of message (bytes) = 8192</text:p>
      <text:p text:style-name="P34"><text:soft-page-break/>default max size of queue (bytes) = 16384</text:p>
      <text:p text:style-name="P34"/>
      <text:p text:style-name="P34">-p 查看进程的</text:p>
      <text:p text:style-name="P34"/>
      <text:p text:style-name="P34">如果某个消息队列无法唤醒 用ipcrm 删除</text:p>
      <text:p text:style-name="P34"/>
      <text:p text:style-name="P34"/>
      <text:p text:style-name="P34">调整共享内存的参数</text:p>
      <text:p text:style-name="P34">kernel.shmmni <text:s text:c="4"/>指定 在全系统最大使用多少共享内存段 <text:s text:c="2"/>默认是4096</text:p>
      <text:p text:style-name="P34">root@tlinux-VPCEG38EC:/# cat /proc//sys/kernel/shmmni </text:p>
      <text:p text:style-name="P34">4096</text:p>
      <text:p text:style-name="P34"/>
      <text:p text:style-name="P34">kernel.shmall <text:s/>系统级别能够为共享内存分配使用的最大页面数</text:p>
      <text:p text:style-name="P34">root@tlinux-VPCEG38EC:/# cat /proc//sys/kernel/shmall </text:p>
      <text:p text:style-name="P34">2097152</text:p>
      <text:p text:style-name="P35">shmmax /pagesize 要小于 kernel.shmall</text:p>
      <text:p text:style-name="P34"/>
      <text:p text:style-name="P34">kernel.shmmax 单个共享内存段的上线</text:p>
      <text:p text:style-name="P35">root@tlinux-VPCEG38EC:/# cat /proc//sys/kernel/shmmax </text:p>
      <text:p text:style-name="P35">268435456</text:p>
      <text:p text:style-name="P34"/>
      <text:p text:style-name="P35">kernel.msgmnb</text:p>
      <text:p text:style-name="P35"><text:s text:c="2"/>单个消息队列的最大字节数 <text:s/>默认<text:span text:style-name="T23">16384</text:span></text:p>
      <text:p text:style-name="P35">kernel.msgmin</text:p>
      <text:p text:style-name="P35"><text:s text:c="3"/>系统范围内最多有多少个消息队列 <text:s/>默认<text:span text:style-name="T23">16</text:span></text:p>
      <text:p text:style-name="P35">kernel.msgmax</text:p>
      <text:p text:style-name="P35"><text:s text:c="2"/>进程通信时 <text:s/>单个消息大小的上线 单位是字节 默认<text:span text:style-name="T23">8192</text:span></text:p>
      <text:p text:style-name="P35"/>
      <text:p text:style-name="P35">这些值一半都是要调大的</text:p>
      <text:p text:style-name="P35"/>
      <text:p text:style-name="P35">调整kswap ptflush 如何清写内存</text:p>
      <text:p text:style-name="P35"/>
      <text:p text:style-name="P35">应该启动多少个pdflush <text:s text:c="28"/>pdfish是用来回收脏页的</text:p>
      <text:p text:style-name="P35"><text:s text:c="4"/>默认最少启动两个</text:p>
      <text:p text:style-name="P38">vm.nr_pdflush_thread 查看当前启动几个 <text:s/></text:p>
      <text:p text:style-name="P38">个数不用调 会自动管理</text:p>
      <text:p text:style-name="P38">调整工作属性</text:p>
      <text:p text:style-name="P38"/>
      <text:p text:style-name="P38">vm.dirty_bcakground_ratio 脏页占多大比例后启发pdflush线程</text:p>
      <text:p text:style-name="P36">vim.<text:span text:style-name="T23">dirty_ratio 单个进程的脏页相对与整个全局脏页达到多少</text:span></text:p>
      <text:p text:style-name="P36">vm.<text:span text:style-name="T23">dirty_expire_centisecs 每隔多长时间启动一次 pdflush单位百分之一秒 <text:s/>0 表示不起动</text:span></text:p>
      <text:p text:style-name="P36"><text:span text:style-name="T23">vm.</text:span>dirty_<text:span text:style-name="T23">writeback_centisecs 一个脏页在内存中存储多久之后立即启动倾写到磁盘</text:span></text:p>
      <text:p text:style-name="P36"/>
      <text:p text:style-name="P36"/>
      <text:p text:style-name="P36">倾写脏页和缓存 </text:p>
      <text:p text:style-name="P36"><text:s text:c="3"/>sync</text:p>
      <text:p text:style-name="P37"><text:s text:c="3"/><text:span text:style-name="T24"><text:s/>echo s &gt; /proc/sysrq-trigger </text:span></text:p>
      <text:p text:style-name="P36"/>
      <text:p text:style-name="P39">释放缓存</text:p>
      <text:p text:style-name="P39">echo 3 &gt; /proc/sys/vm/drop_caches </text:p>
      <text:p text:style-name="P39"><text:s text:c="3"/>1 表示释放pagecache</text:p>
      <text:p text:style-name="P39"><text:s text:c="3"/>2 <text:s/>释放 dentries and inodes</text:p>
      <text:p text:style-name="P39"><text:soft-page-break/><text:s text:c="3"/>3 释放pagecache dentries and inodes </text:p>
      <text:p text:style-name="P39">root@tlinux-VPCEG38EC:/# free</text:p>
      <text:p text:style-name="P39"><text:s text:c="13"/>total <text:s text:c="6"/>used <text:s text:c="6"/>free <text:s text:c="4"/>shared <text:s text:c="3"/>buffers <text:s text:c="4"/>cached</text:p>
      <text:p text:style-name="P39">Mem: <text:s text:c="6"/>4029488 <text:s text:c="3"/>3332816 <text:s text:c="4"/>696672 <text:s text:c="5"/>36028 <text:s text:c="4"/>521592 <text:s text:c="3"/>1591368</text:p>
      <text:p text:style-name="P39">-/+ buffers/cache: <text:s text:c="3"/>1219856 <text:s text:c="3"/>2809632</text:p>
      <text:p text:style-name="P39">Swap: <text:s text:c="5"/>4168700 <text:s text:c="9"/>0 <text:s text:c="3"/>4168700</text:p>
      <text:p text:style-name="P39">root@tlinux-VPCEG38EC:/# sync</text:p>
      <text:p text:style-name="P39">root@tlinux-VPCEG38EC:/# echo 1&gt; /proc/sys/vm/drop_caches </text:p>
      <text:p text:style-name="P39">-su: echo: 写错误: 无效的参数</text:p>
      <text:p text:style-name="P39">root@tlinux-VPCEG38EC:/# echo 1 &gt; /proc/sys/vm/drop_caches </text:p>
      <text:p text:style-name="P39">root@tlinux-VPCEG38EC:/# free</text:p>
      <text:p text:style-name="P39"><text:s text:c="13"/>total <text:s text:c="6"/>used <text:s text:c="6"/>free <text:s text:c="4"/>shared <text:s text:c="3"/>buffers <text:s text:c="4"/>cached</text:p>
      <text:p text:style-name="P39">Mem: <text:s text:c="6"/>4029488 <text:s text:c="3"/>1483512 <text:s text:c="3"/>2545976 <text:s text:c="5"/>36028 <text:s text:c="7"/>240 <text:s text:c="4"/>292028</text:p>
      <text:p text:style-name="P39">-/+ buffers/cache: <text:s text:c="3"/>1191244 <text:s text:c="3"/>2838244</text:p>
      <text:p text:style-name="P39">Swap: <text:s text:c="5"/>4168700 <text:s text:c="9"/>0 <text:s text:c="3"/>4168700</text:p>
      <text:p text:style-name="P39"/>
      <text:p text:style-name="P39"/>
      <text:p text:style-name="P39">在内存耗尽使用oom_kill 杀死 耗费内存进程</text:p>
      <text:p text:style-name="P39"/>
      <text:p text:style-name="P39">/proc/sys/vm/panic_on_oom <text:s/>值为0 表示启用oom <text:s text:c="2"/><text:span text:style-name="T25">1表示不启用 <text:s/></text:span></text:p>
      <text:p text:style-name="P39">/proc/PID/oom_score 谁的分数大 没内存时优先被杀死 <text:s/>系统通过观察进程自己计算的 <text:s/></text:p>
      <text:p text:style-name="P39">oomadj <text:s/>-17-15 <text:s/>-17进程表示不会被oom <text:s/>kill 掉 <text:s/>越代越容易被杀死 </text:p>
      <text:p text:style-name="P39"/>
      <text:p text:style-name="P40">echo n &gt; /proc/PID/oom_adj 设置坏蛋分数</text:p>
      <text:p text:style-name="P40"/>
      <text:p text:style-name="P40">valgrind 评估内存泄漏 </text:p>
      <text:p text:style-name="P40"><text:s text:c="3"/>--tool 指定子组建 memcheck是默认子组建</text:p>
      <text:p text:style-name="P40"/>
      <text:p text:style-name="P40">valgrind –tool<text:span text:style-name="T26">=memcheck cat/proc/$$/maps</text:span></text:p>
      <text:p text:style-name="P40"/>
      <text:p text:style-name="P41"><text:s/>All heap blocks were freed -- no leaks are possible 没内存泄漏</text:p>
      <text:p text:style-name="P41"/>
      <text:p text:style-name="P41">watch -n1 'ps aux pid,comm,rss,vsize | grep httpd'</text:p>
      <text:p text:style-name="P41"/>
      <text:p text:style-name="P42">vm.swappiness 要不要把匿名页交换出去 <text:s/></text:p>
      <text:p text:style-name="P42">映射到页表中的页占用内存大小的百分比+vm.swappiness&gt;100 则使用交换内存 <text:s/>默认值60</text:p>
      <text:p text:style-name="P42"/>
      <text:p text:style-name="P42">到底要使用多大的交换内存</text:p>
      <text:p text:style-name="P42"><text:s text:c="2"/>如果是批处理系统 进行科学计算 要 4倍的ram</text:p>
      <text:p text:style-name="P42"><text:s text:c="2"/>数据库服务器 &lt;= 1G</text:p>
      <text:p text:style-name="P42"><text:s text:c="2"/>应用程序服务器 &gt;=0.5ram</text:p>
      <text:p text:style-name="P42"/>
      <text:p text:style-name="P42">如何调优swap</text:p>
      <text:p text:style-name="P42">灾多个设备上多建几个swap <text:s/>具有一样的优先级 慢速设备优先级低一点</text:p>
      <text:p text:style-name="P42">把defaults 改为pri=N</text:p>
      <text:p text:style-name="P42"/>
      <text:p text:style-name="P42">root@tlinux-VPCEG38EC:/# swapon -a</text:p>
      <text:p text:style-name="P42"/>
      <text:p text:style-name="P42"/>
      <text:p text:style-name="P43">HugePage :TLP</text:p>
      <text:p text:style-name="P43">IPC</text:p>
      <text:p text:style-name="P43">pdflush</text:p>
      <text:p text:style-name="P43"><text:soft-page-break/>slab</text:p>
      <text:p text:style-name="P43">swap</text:p>
      <text:p text:style-name="P43">oom</text:p>
      <text:p text:style-name="P43"/>
      <text:p text:style-name="P43">I/O ,Filesystem,network</text:p>
      <text:p text:style-name="P43"/>
      <text:p text:style-name="P45">更换IO 调度队列</text:p>
      <text:p text:style-name="P45">/sys/block/&lt;driver&gt;/queue/scheduler</text:p>
      <text:p text:style-name="P45">默认是cfq</text:p>
      <text:p text:style-name="P45"/>
      <text:p text:style-name="P45">Memory</text:p>
      <text:p text:style-name="P45"><text:s text:c="2"/>TLB 缓存mmu转换的结果 大内存页 <text:s/>缓存芯片</text:p>
      <text:p text:style-name="P45"><text:s text:c="3"/>MMU 缓存芯片</text:p>
      <text:p text:style-name="P45"/>
      <text:p text:style-name="P45"><text:s text:c="3"/>swap </text:p>
      <text:p text:style-name="P45"/>
      <text:p text:style-name="P45"/>
      <text:p text:style-name="P45"/>
      <text:p text:style-name="P44">充分使用物理内存</text:p>
      <text:p text:style-name="P44"><text:s text:c="2"/><text:span text:style-name="T27">1 swap跟ram一样大 <text:s/>swappiness=0 </text:span></text:p>
      <text:p text:style-name="P44"><text:s text:c="2"/><text:span text:style-name="T27">2 设计swapniess=2 <text:s/>overcommit_ratio=100% <text:s/>swapniss-0</text:span></text:p>
      <text:p text:style-name="P44"/>
      <text:p text:style-name="P46">time /bin/ls 显示ls命令执行时长 </text:p>
      <text:p text:style-name="P46"/>
      <text:p text:style-name="P46">文件系统压力测试</text:p>
      <text:p text:style-name="P46">dd iozone <text:s/>io-strace fio（性能非常强大 如果了解fio就理解文件系统内核栈 <text:s/>图形化 ）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20:03:32.074638821</meta:creation-date>
    <meta:editing-duration>PT1H53M46S</meta:editing-duration>
    <meta:editing-cycles>2</meta:editing-cycles>
    <meta:generator>LibreOffice/4.2.3.3$Linux_X86_64 LibreOffice_project/420m0$Build-3</meta:generator>
    <dc:date>2014-07-18T21:37:39.445685167</dc:date>
    <meta:document-statistic meta:table-count="0" meta:image-count="0" meta:object-count="0" meta:page-count="13" meta:paragraph-count="477" meta:word-count="4248" meta:character-count="11720" meta:non-whitespace-character-count="9186"/>
  </office:meta>
</office:document-meta>
</file>